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stroke-dash="Fine_20_Dotte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xceed-time" table:style-name="ta1">
        <table:shapes>
          <draw:frame draw:z-index="0" draw:style-name="gr1" draw:text-style-name="P1" svg:width="453.46pt" svg:height="255.26pt" svg:x="742.25pt" svg:y="166.42pt">
            <loext:p draw:notify-on-update-of-ranges="'exceed-time'.A2:'exceed-time'.A15 'exceed-time'.B2:'exceed-time'.B15 'exceed-time'.A2:'exceed-time'.A15 'exceed-time'.C2:'exceed-time'.C15 'exceed-time'.A2:'exceed-time'.A15 'exceed-time'.D2:'exceed-time'.D15 'exceed-time'.A2:'exceed-time'.A15 'exceed-time'.E2:'exceed-time'.E15 'exceed-time'.A2:'exceed-time'.A15 'exceed-time'.F2:'exceed-time'.F15 'exceed-time'.A2:'exceed-time'.A15 'exceed-time'.G2:'exceed-time'.G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9pt" svg:height="91.11pt" svg:x="36.68pt" svg:y="227.4pt">
            <loext:p draw:notify-on-update-of-ranges="'exceed-time'.A1:'exceed-time'.A15 'exceed-time'.B1:'exceed-time'.B15 'exceed-time'.A1:'exceed-time'.A15 'exceed-time'.C1:'exceed-time'.C15 'exceed-time'.A1:'exceed-time'.A15 'exceed-time'.D1:'exceed-time'.D15 'exceed-time'.A1:'exceed-time'.A15 'exceed-time'.E1:'exceed-time'.E15 'exceed-time'.A1:'exceed-time'.A15 'exceed-time'.F1:'exceed-time'.F15 'exceed-time'.A1:'exceed-time'.A15 'exceed-time'.G1:'exceed-time'.G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38" calcext:value-type="percentage">
            <text:p>38.0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9" calcext:value-type="percentage">
            <text:p>59.00%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71" calcext:value-type="percentage">
            <text:p>71.00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58" calcext:value-type="percentage">
            <text:p>58.00%</text:p>
          </table:table-cell>
          <table:table-cell office:value-type="percentage" office:value="0.65" calcext:value-type="percentage">
            <text:p>65.00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17" calcext:value-type="percentage">
            <text:p>17.00%</text:p>
          </table:table-cell>
          <table:table-cell office:value-type="percentage" office:value="0.31" calcext:value-type="percentage">
            <text:p>31.00%</text:p>
          </table:table-cell>
          <table:table-cell office:value-type="percentage" office:value="0.43" calcext:value-type="percentage">
            <text:p>43.00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59" calcext:value-type="percentage">
            <text:p>59.00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percentage" office:value="0.007" calcext:value-type="percentage">
            <text:p>0.7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9" calcext:value-type="percentage">
            <text:p>39.00%</text:p>
          </table:table-cell>
          <table:table-cell office:value-type="percentage" office:value="0.49" calcext:value-type="percentage">
            <text:p>49.00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percentage" office:value="0.00007" calcext:value-type="percentage">
            <text:p>0.01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12" calcext:value-type="percentage">
            <text:p>12.00%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5" calcext:value-type="percentage">
            <text:p>35.00%</text:p>
          </table:table-cell>
          <table:table-cell office:value-type="percentage" office:value="0.43" calcext:value-type="percentage">
            <text:p>43.00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percentage" office:value="0.00003" calcext:value-type="percentage">
            <text:p>0.00%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8" calcext:value-type="percentage">
            <text:p>0.08%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31" calcext:value-type="percentage">
            <text:p>31.00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00002" calcext:value-type="percentage">
            <text:p>0.0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16" calcext:value-type="percentage">
            <text:p>16.00%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percentage" office:value="0" calcext:value-type="percentage">
            <text:p>0.00%</text:p>
          </table:table-cell>
          <table:table-cell table:style-name="Default" table:number-columns-repeated="4"/>
          <table:table-cell office:value-type="percentage" office:value="0.22" calcext:value-type="percentage">
            <text:p>22.0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percentage" office:value="0" calcext:value-type="percentage">
            <text:p>0.00%</text:p>
          </table:table-cell>
          <table:table-cell table:style-name="Default" table:number-columns-repeated="4"/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number-columns-repeated="5"/>
          <table:table-cell office:value-type="percentage" office:value="0.15" calcext:value-type="percentage">
            <text:p>15.0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table:number-columns-repeated="5"/>
          <table:table-cell office:value-type="percentage" office:value="0.126" calcext:value-type="percentage">
            <text:p>12.60%</text:p>
          </table:table-cell>
        </table:table-row>
      </table:table>
      <table:table table:name="finish-time" table:style-name="ta1">
        <table:shapes>
          <draw:frame draw:z-index="0" draw:style-name="gr2" draw:text-style-name="P1" svg:width="553.38pt" svg:height="448.75pt" svg:x="700.84pt" svg:y="79.06pt">
            <loext:p draw:notify-on-update-of-ranges="'finish-time'.A2:'finish-time'.A15 'finish-time'.B2:'finish-time'.B15 'finish-time'.A2:'finish-time'.A15 'finish-time'.C2:'finish-time'.C15 'finish-time'.A2:'finish-time'.A15 'finish-time'.D2:'finish-time'.D15 'finish-time'.A2:'finish-time'.A15 'finish-time'.E2:'finish-time'.E15 'finish-time'.A2:'finish-time'.A15 'finish-time'.F2:'finish-time'.F15 'finish-time'.A2:'finish-time'.A15 'finish-time'.G2:'finish-time'.G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85.46pt" svg:height="167.9pt" svg:x="67.12pt" svg:y="263.54pt">
            <loext:p draw:notify-on-update-of-ranges="'finish-time'.A1:'finish-time'.A15 'finish-time'.B1:'finish-time'.B15 'finish-time'.A1:'finish-time'.A15 'finish-time'.C1:'finish-time'.C15 'finish-time'.A1:'finish-time'.A15 'finish-time'.D1:'finish-time'.D15 'finish-time'.A1:'finish-time'.A15 'finish-time'.E1:'finish-time'.E15 'finish-time'.A1:'finish-time'.A15 'finish-time'.F1:'finish-time'.F15 'finish-time'.A1:'finish-time'.A15 'finish-time'.G1:'finish-time'.G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8.26" calcext:value-type="float">
            <text:p>1438.26</text:p>
          </table:table-cell>
          <table:table-cell table:style-name="ce2" office:value-type="float" office:value="1438.21" calcext:value-type="float">
            <text:p>1438.21</text:p>
          </table:table-cell>
          <table:table-cell table:style-name="ce2" office:value-type="float" office:value="1438.26" calcext:value-type="float">
            <text:p>1438.26</text:p>
          </table:table-cell>
          <table:table-cell office:value-type="float" office:value="1438.41" calcext:value-type="float">
            <text:p>1438.41</text:p>
          </table:table-cell>
          <table:table-cell table:style-name="ce2" office:value-type="float" office:value="1438.46" calcext:value-type="float">
            <text:p>1438.46</text:p>
          </table:table-cell>
          <table:table-cell table:style-name="ce2" office:value-type="float" office:value="1438.6" calcext:value-type="float">
            <text:p>1438.6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38.46" calcext:value-type="float">
            <text:p>1438.46</text:p>
          </table:table-cell>
          <table:table-cell table:style-name="ce2" office:value-type="float" office:value="1438.22" calcext:value-type="float">
            <text:p>1438.22</text:p>
          </table:table-cell>
          <table:table-cell table:style-name="ce2" office:value-type="float" office:value="1438.2" calcext:value-type="float">
            <text:p>1438.2</text:p>
          </table:table-cell>
          <table:table-cell table:style-name="ce2" office:value-type="float" office:value="1438.3" calcext:value-type="float">
            <text:p>1438.3</text:p>
          </table:table-cell>
          <table:table-cell table:style-name="ce2" office:value-type="float" office:value="1438.42" calcext:value-type="float">
            <text:p>1438.42</text:p>
          </table:table-cell>
          <table:table-cell table:style-name="ce2" office:value-type="float" office:value="1438.5" calcext:value-type="float">
            <text:p>1438.5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33.69" calcext:value-type="float">
            <text:p>1433.69</text:p>
          </table:table-cell>
          <table:table-cell table:style-name="ce2" office:value-type="float" office:value="1438.38" calcext:value-type="float">
            <text:p>1438.38</text:p>
          </table:table-cell>
          <table:table-cell table:style-name="ce2" office:value-type="float" office:value="1438.25" calcext:value-type="float">
            <text:p>1438.25</text:p>
          </table:table-cell>
          <table:table-cell table:style-name="ce2" office:value-type="float" office:value="1438.18" calcext:value-type="float">
            <text:p>1438.18</text:p>
          </table:table-cell>
          <table:table-cell table:style-name="ce2" office:value-type="float" office:value="1438.38" calcext:value-type="float">
            <text:p>1438.38</text:p>
          </table:table-cell>
          <table:table-cell table:style-name="ce2" office:value-type="float" office:value="1438.53" calcext:value-type="float">
            <text:p>1438.53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9.86" calcext:value-type="float">
            <text:p>1399.86</text:p>
          </table:table-cell>
          <table:table-cell table:style-name="ce2" office:value-type="float" office:value="1437.91" calcext:value-type="float">
            <text:p>1437.91</text:p>
          </table:table-cell>
          <table:table-cell table:style-name="ce2" office:value-type="float" office:value="1438.28" calcext:value-type="float">
            <text:p>1438.28</text:p>
          </table:table-cell>
          <table:table-cell table:style-name="ce2" office:value-type="float" office:value="1438.22" calcext:value-type="float">
            <text:p>1438.22</text:p>
          </table:table-cell>
          <table:table-cell table:style-name="ce2" office:value-type="float" office:value="1438.24" calcext:value-type="float">
            <text:p>1438.24</text:p>
          </table:table-cell>
          <table:table-cell table:style-name="ce2" office:value-type="float" office:value="1438.44" calcext:value-type="float">
            <text:p>1438.44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9.11" calcext:value-type="float">
            <text:p>1309.11</text:p>
          </table:table-cell>
          <table:table-cell table:style-name="ce2" office:value-type="float" office:value="1431.02" calcext:value-type="float">
            <text:p>1431.02</text:p>
          </table:table-cell>
          <table:table-cell table:style-name="ce2" office:value-type="float" office:value="1438.34" calcext:value-type="float">
            <text:p>1438.34</text:p>
          </table:table-cell>
          <table:table-cell table:style-name="ce2" office:value-type="float" office:value="1438.31" calcext:value-type="float">
            <text:p>1438.31</text:p>
          </table:table-cell>
          <table:table-cell table:style-name="ce2" office:value-type="float" office:value="1438.25" calcext:value-type="float">
            <text:p>1438.25</text:p>
          </table:table-cell>
          <table:table-cell table:style-name="ce2" office:value-type="float" office:value="1438.44" calcext:value-type="float">
            <text:p>1438.44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12.93" calcext:value-type="float">
            <text:p>1212.93</text:p>
          </table:table-cell>
          <table:table-cell table:style-name="ce2" office:value-type="float" office:value="1416.34" calcext:value-type="float">
            <text:p>1416.34</text:p>
          </table:table-cell>
          <table:table-cell table:style-name="ce2" office:value-type="float" office:value="1438.44" calcext:value-type="float">
            <text:p>1438.44</text:p>
          </table:table-cell>
          <table:table-cell table:style-name="ce2" office:value-type="float" office:value="1438.29" calcext:value-type="float">
            <text:p>1438.29</text:p>
          </table:table-cell>
          <table:table-cell table:style-name="ce2" office:value-type="float" office:value="1438.27" calcext:value-type="float">
            <text:p>1438.27</text:p>
          </table:table-cell>
          <table:table-cell table:style-name="ce2" office:value-type="float" office:value="1438.4" calcext:value-type="float">
            <text:p>1438.4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2.13" calcext:value-type="float">
            <text:p>1092.13</text:p>
          </table:table-cell>
          <table:table-cell table:style-name="ce2" office:value-type="float" office:value="1363.19" calcext:value-type="float">
            <text:p>1363.19</text:p>
          </table:table-cell>
          <table:table-cell table:style-name="ce2" office:value-type="float" office:value="1436.46" calcext:value-type="float">
            <text:p>1436.46</text:p>
          </table:table-cell>
          <table:table-cell table:style-name="ce2" office:value-type="float" office:value="1438.43" calcext:value-type="float">
            <text:p>1438.43</text:p>
          </table:table-cell>
          <table:table-cell table:style-name="ce2" office:value-type="float" office:value="1438.33" calcext:value-type="float">
            <text:p>1438.33</text:p>
          </table:table-cell>
          <table:table-cell table:style-name="ce2" office:value-type="float" office:value="1438.24" calcext:value-type="float">
            <text:p>1438.24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2.88" calcext:value-type="float">
            <text:p>1032.88</text:p>
          </table:table-cell>
          <table:table-cell table:style-name="ce2" office:value-type="float" office:value="1293.87" calcext:value-type="float">
            <text:p>1293.87</text:p>
          </table:table-cell>
          <table:table-cell table:style-name="ce2" office:value-type="float" office:value="1430.3" calcext:value-type="float">
            <text:p>1430.3</text:p>
          </table:table-cell>
          <table:table-cell table:style-name="ce2" office:value-type="float" office:value="1438.54" calcext:value-type="float">
            <text:p>1438.54</text:p>
          </table:table-cell>
          <table:table-cell table:style-name="ce2" office:value-type="float" office:value="1438.41" calcext:value-type="float">
            <text:p>1438.41</text:p>
          </table:table-cell>
          <table:table-cell table:style-name="ce2" office:value-type="float" office:value="1438.2" calcext:value-type="float">
            <text:p>1438.2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47.34" calcext:value-type="float">
            <text:p>947.34</text:p>
          </table:table-cell>
          <table:table-cell table:style-name="ce2" office:value-type="float" office:value="1212.61" calcext:value-type="float">
            <text:p>1212.61</text:p>
          </table:table-cell>
          <table:table-cell table:style-name="ce2" office:value-type="float" office:value="1425.35" calcext:value-type="float">
            <text:p>1425.35</text:p>
          </table:table-cell>
          <table:table-cell table:style-name="ce2" office:value-type="float" office:value="1438.25" calcext:value-type="float">
            <text:p>1438.25</text:p>
          </table:table-cell>
          <table:table-cell table:style-name="ce2" office:value-type="float" office:value="1438.47" calcext:value-type="float">
            <text:p>1438.47</text:p>
          </table:table-cell>
          <table:table-cell table:style-name="ce2" office:value-type="float" office:value="1438.33" calcext:value-type="float">
            <text:p>1438.33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9.53" calcext:value-type="float">
            <text:p>879.53</text:p>
          </table:table-cell>
          <table:table-cell table:style-name="ce2" office:value-type="float" office:value="1128.67" calcext:value-type="float">
            <text:p>1128.67</text:p>
          </table:table-cell>
          <table:table-cell table:style-name="ce2" office:value-type="float" office:value="1376.9" calcext:value-type="float">
            <text:p>1376.9</text:p>
          </table:table-cell>
          <table:table-cell table:style-name="ce2" office:value-type="float" office:value="1437.35" calcext:value-type="float">
            <text:p>1437.35</text:p>
          </table:table-cell>
          <table:table-cell table:number-columns-repeated="2" table:style-name="ce2" office:value-type="float" office:value="1438.37" calcext:value-type="float">
            <text:p>1438.37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30.43" calcext:value-type="float">
            <text:p>830.43</text:p>
          </table:table-cell>
          <table:table-cell table:number-columns-repeated="4"/>
          <table:table-cell office:value-type="float" office:value="1438.38" calcext:value-type="float">
            <text:p>1438.38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6.45" calcext:value-type="float">
            <text:p>796.45</text:p>
          </table:table-cell>
          <table:table-cell table:number-columns-repeated="4"/>
          <table:table-cell office:value-type="float" office:value="1438.45" calcext:value-type="float">
            <text:p>1438.45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1438.28" calcext:value-type="float">
            <text:p>1438.28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  <table:table-cell office:value-type="float" office:value="1438.5" calcext:value-type="float">
            <text:p>1438.5</text:p>
          </table:table-cell>
          <table:table-cell table:number-columns-repeated="11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number-columns-repeated="17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otted" draw:display-name="Fine Dotted" draw:style="rect" draw:dots1="1" draw:distance="12.95p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09:28.221437141</meta:creation-date>
    <dc:date>2018-08-16T10:58:13.583293566</dc:date>
    <meta:editing-duration>P4DT19H9M42S</meta:editing-duration>
    <meta:editing-cycles>44</meta:editing-cycles>
    <meta:generator>LibreOffice/5.1.6.2$Linux_X86_64 LibreOffice_project/10m0$Build-2</meta:generator>
    <meta:document-statistic meta:table-count="2" meta:cell-count="17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0.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19cm" svg:y="2.959cm" style:legend-expansion="high" chart:style-name="ch2"/>
        <chart:plot-area chart:style-name="ch3" table:cell-range-address="'exceed-time'.A2:'exceed-time'.G15" svg:x="0.319cm" svg:y="0.18cm" svg:width="12.481cm" svg:height="8.646cm">
          <chartooo:coordinate-region svg:x="1.734cm" svg:y="0.18cm" svg:width="10.879cm" svg:height="7.9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xceed-time'.B2:'exceed-time'.B15" chart:class="chart:scatter">
            <chart:domain table:cell-range-address="'exceed-time'.A2:'exceed-time'.A15"/>
            <chart:data-point chart:repeated="14"/>
          </chart:series>
          <chart:series chart:style-name="ch8" chart:values-cell-range-address="'exceed-time'.C2:'exceed-time'.C15" chart:class="chart:scatter">
            <chart:data-point chart:repeated="14"/>
          </chart:series>
          <chart:series chart:style-name="ch9" chart:values-cell-range-address="'exceed-time'.D2:'exceed-time'.D15" chart:class="chart:scatter">
            <chart:data-point chart:repeated="14"/>
          </chart:series>
          <chart:series chart:style-name="ch10" chart:values-cell-range-address="'exceed-time'.E2:'exceed-time'.E15" chart:class="chart:scatter">
            <chart:data-point chart:repeated="14"/>
          </chart:series>
          <chart:series chart:style-name="ch11" chart:values-cell-range-address="'exceed-time'.F2:'exceed-time'.F15" chart:class="chart:scatter">
            <chart:data-point chart:repeated="14"/>
          </chart:series>
          <chart:series chart:style-name="ch12" chart:values-cell-range-address="'exceed-time'.G2:'exceed-time'.G15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exceed-time'.A2:'exceed-time'.A15</svg:desc>
                </draw:g>
              </table:table-cell>
              <table:table-cell office:value-type="float" office:value="0.22">
                <text:p>0.22</text:p>
                <draw:g>
                  <svg:desc>'exceed-time'.B2:'exceed-time'.B15</svg:desc>
                </draw:g>
              </table:table-cell>
              <table:table-cell office:value-type="float" office:value="0.38">
                <text:p>0.38</text:p>
                <draw:g>
                  <svg:desc>'exceed-time'.C2:'exceed-time'.C15</svg:desc>
                </draw:g>
              </table:table-cell>
              <table:table-cell office:value-type="float" office:value="0.49">
                <text:p>0.49</text:p>
                <draw:g>
                  <svg:desc>'exceed-time'.D2:'exceed-time'.D15</svg:desc>
                </draw:g>
              </table:table-cell>
              <table:table-cell office:value-type="float" office:value="0.59">
                <text:p>0.59</text:p>
                <draw:g>
                  <svg:desc>'exceed-time'.E2:'exceed-time'.E15</svg:desc>
                </draw:g>
              </table:table-cell>
              <table:table-cell office:value-type="float" office:value="0.66">
                <text:p>0.66</text:p>
                <draw:g>
                  <svg:desc>'exceed-time'.F2:'exceed-time'.F15</svg:desc>
                </draw:g>
              </table:table-cell>
              <table:table-cell office:value-type="float" office:value="0.71">
                <text:p>0.71</text:p>
                <draw:g>
                  <svg:desc>'exceed-time'.G2:'exceed-time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129">
                <text:p>0.129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  <table:table-cell office:value-type="float" office:value="0.51">
                <text:p>0.51</text:p>
              </table:table-cell>
              <table:table-cell office:value-type="float" office:value="0.58">
                <text:p>0.5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63">
                <text:p>0.063</text:p>
              </table:table-cell>
              <table:table-cell office:value-type="float" office:value="0.17">
                <text:p>0.17</text:p>
              </table:table-cell>
              <table:table-cell office:value-type="float" office:value="0.31">
                <text:p>0.31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  <table:table-cell office:value-type="float" office:value="0.37">
                <text:p>0.37</text:p>
              </table:table-cell>
              <table:table-cell office:value-type="float" office:value="0.46">
                <text:p>0.4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007">
                <text:p>0.007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  <table:table-cell office:value-type="float" office:value="0.39">
                <text:p>0.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0.00007">
                <text:p>0.00007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23">
                <text:p>0.23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.00003">
                <text:p>0.00003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5">
                <text:p>0.05</text:p>
              </table:table-cell>
              <table:table-cell office:value-type="float" office:value="0.13">
                <text:p>0.13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0.2">
                <text:p>0.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2">
                <text:p>0.00002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">
                <text:p>0.1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000" chart:maximum="14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23cm" svg:height="15.832cm" xlink:href=".." xlink:type="simple" chart:class="chart:scatter" chart:style-name="ch1">
        <chart:legend chart:legend-position="end" svg:x="16.644cm" svg:y="6.372cm" style:legend-expansion="high" chart:style-name="ch2"/>
        <chart:plot-area chart:style-name="ch3" table:cell-range-address="'finish-time'.A2:'finish-time'.G15" svg:x="0.334cm" svg:y="0.369cm" svg:width="15.89cm" svg:height="15.199cm">
          <chartooo:coordinate-region svg:x="1.326cm" svg:y="0.369cm" svg:width="14.711cm" svg:height="14.5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ish-time'.B2:'finish-time'.B15" chart:class="chart:scatter">
            <chart:domain table:cell-range-address="'finish-time'.A2:'finish-time'.A15"/>
            <chart:data-point chart:repeated="14"/>
          </chart:series>
          <chart:series chart:style-name="ch8" chart:values-cell-range-address="'finish-time'.C2:'finish-time'.C15" chart:class="chart:scatter">
            <chart:data-point chart:repeated="14"/>
          </chart:series>
          <chart:series chart:style-name="ch9" chart:values-cell-range-address="'finish-time'.D2:'finish-time'.D15" chart:class="chart:scatter">
            <chart:data-point chart:repeated="14"/>
          </chart:series>
          <chart:series chart:style-name="ch10" chart:values-cell-range-address="'finish-time'.E2:'finish-time'.E15" chart:class="chart:scatter">
            <chart:data-point chart:repeated="14"/>
          </chart:series>
          <chart:series chart:style-name="ch11" chart:values-cell-range-address="'finish-time'.F2:'finish-time'.F15" chart:class="chart:scatter">
            <chart:data-point chart:repeated="14"/>
          </chart:series>
          <chart:series chart:style-name="ch12" chart:values-cell-range-address="'finish-time'.G2:'finish-time'.G15" chart:class="chart:scatter"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finish-time'.A2:'finish-time'.A15</svg:desc>
                </draw:g>
              </table:table-cell>
              <table:table-cell office:value-type="float" office:value="1438.26">
                <text:p>1438.26</text:p>
                <draw:g>
                  <svg:desc>'finish-time'.B2:'finish-time'.B15</svg:desc>
                </draw:g>
              </table:table-cell>
              <table:table-cell office:value-type="float" office:value="1438.21">
                <text:p>1438.21</text:p>
                <draw:g>
                  <svg:desc>'finish-time'.C2:'finish-time'.C15</svg:desc>
                </draw:g>
              </table:table-cell>
              <table:table-cell office:value-type="float" office:value="1438.26">
                <text:p>1438.26</text:p>
                <draw:g>
                  <svg:desc>'finish-time'.D2:'finish-time'.D15</svg:desc>
                </draw:g>
              </table:table-cell>
              <table:table-cell office:value-type="float" office:value="1438.41">
                <text:p>1438.41</text:p>
                <draw:g>
                  <svg:desc>'finish-time'.E2:'finish-time'.E15</svg:desc>
                </draw:g>
              </table:table-cell>
              <table:table-cell office:value-type="float" office:value="1438.46">
                <text:p>1438.46</text:p>
                <draw:g>
                  <svg:desc>'finish-time'.F2:'finish-time'.F15</svg:desc>
                </draw:g>
              </table:table-cell>
              <table:table-cell office:value-type="float" office:value="1438.6">
                <text:p>1438.6</text:p>
                <draw:g>
                  <svg:desc>'finish-time'.G2:'finish-time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438.46">
                <text:p>1438.46</text:p>
              </table:table-cell>
              <table:table-cell office:value-type="float" office:value="1438.22">
                <text:p>1438.22</text:p>
              </table:table-cell>
              <table:table-cell office:value-type="float" office:value="1438.2">
                <text:p>1438.2</text:p>
              </table:table-cell>
              <table:table-cell office:value-type="float" office:value="1438.3">
                <text:p>1438.3</text:p>
              </table:table-cell>
              <table:table-cell office:value-type="float" office:value="1438.42">
                <text:p>1438.42</text:p>
              </table:table-cell>
              <table:table-cell office:value-type="float" office:value="1438.5">
                <text:p>143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33.69">
                <text:p>1433.69</text:p>
              </table:table-cell>
              <table:table-cell office:value-type="float" office:value="1438.38">
                <text:p>1438.38</text:p>
              </table:table-cell>
              <table:table-cell office:value-type="float" office:value="1438.25">
                <text:p>1438.25</text:p>
              </table:table-cell>
              <table:table-cell office:value-type="float" office:value="1438.18">
                <text:p>1438.18</text:p>
              </table:table-cell>
              <table:table-cell office:value-type="float" office:value="1438.38">
                <text:p>1438.38</text:p>
              </table:table-cell>
              <table:table-cell office:value-type="float" office:value="1438.53">
                <text:p>1438.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399.86">
                <text:p>1399.86</text:p>
              </table:table-cell>
              <table:table-cell office:value-type="float" office:value="1437.91">
                <text:p>1437.91</text:p>
              </table:table-cell>
              <table:table-cell office:value-type="float" office:value="1438.28">
                <text:p>1438.28</text:p>
              </table:table-cell>
              <table:table-cell office:value-type="float" office:value="1438.22">
                <text:p>1438.22</text:p>
              </table:table-cell>
              <table:table-cell office:value-type="float" office:value="1438.24">
                <text:p>1438.24</text:p>
              </table:table-cell>
              <table:table-cell office:value-type="float" office:value="1438.44">
                <text:p>1438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09.11">
                <text:p>1309.11</text:p>
              </table:table-cell>
              <table:table-cell office:value-type="float" office:value="1431.02">
                <text:p>1431.02</text:p>
              </table:table-cell>
              <table:table-cell office:value-type="float" office:value="1438.34">
                <text:p>1438.34</text:p>
              </table:table-cell>
              <table:table-cell office:value-type="float" office:value="1438.31">
                <text:p>1438.31</text:p>
              </table:table-cell>
              <table:table-cell office:value-type="float" office:value="1438.25">
                <text:p>1438.25</text:p>
              </table:table-cell>
              <table:table-cell office:value-type="float" office:value="1438.44">
                <text:p>1438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1212.93">
                <text:p>1212.93</text:p>
              </table:table-cell>
              <table:table-cell office:value-type="float" office:value="1416.34">
                <text:p>1416.34</text:p>
              </table:table-cell>
              <table:table-cell office:value-type="float" office:value="1438.44">
                <text:p>1438.44</text:p>
              </table:table-cell>
              <table:table-cell office:value-type="float" office:value="1438.29">
                <text:p>1438.29</text:p>
              </table:table-cell>
              <table:table-cell office:value-type="float" office:value="1438.27">
                <text:p>1438.27</text:p>
              </table:table-cell>
              <table:table-cell office:value-type="float" office:value="1438.4">
                <text:p>143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1092.13">
                <text:p>1092.13</text:p>
              </table:table-cell>
              <table:table-cell office:value-type="float" office:value="1363.19">
                <text:p>1363.19</text:p>
              </table:table-cell>
              <table:table-cell office:value-type="float" office:value="1436.46">
                <text:p>1436.46</text:p>
              </table:table-cell>
              <table:table-cell office:value-type="float" office:value="1438.43">
                <text:p>1438.43</text:p>
              </table:table-cell>
              <table:table-cell office:value-type="float" office:value="1438.33">
                <text:p>1438.33</text:p>
              </table:table-cell>
              <table:table-cell office:value-type="float" office:value="1438.24">
                <text:p>1438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1032.88">
                <text:p>1032.88</text:p>
              </table:table-cell>
              <table:table-cell office:value-type="float" office:value="1293.87">
                <text:p>1293.87</text:p>
              </table:table-cell>
              <table:table-cell office:value-type="float" office:value="1430.3">
                <text:p>1430.3</text:p>
              </table:table-cell>
              <table:table-cell office:value-type="float" office:value="1438.54">
                <text:p>1438.54</text:p>
              </table:table-cell>
              <table:table-cell office:value-type="float" office:value="1438.41">
                <text:p>1438.41</text:p>
              </table:table-cell>
              <table:table-cell office:value-type="float" office:value="1438.2">
                <text:p>1438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947.34">
                <text:p>947.34</text:p>
              </table:table-cell>
              <table:table-cell office:value-type="float" office:value="1212.61">
                <text:p>1212.61</text:p>
              </table:table-cell>
              <table:table-cell office:value-type="float" office:value="1425.35">
                <text:p>1425.35</text:p>
              </table:table-cell>
              <table:table-cell office:value-type="float" office:value="1438.25">
                <text:p>1438.25</text:p>
              </table:table-cell>
              <table:table-cell office:value-type="float" office:value="1438.47">
                <text:p>1438.47</text:p>
              </table:table-cell>
              <table:table-cell office:value-type="float" office:value="1438.33">
                <text:p>1438.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879.53">
                <text:p>879.53</text:p>
              </table:table-cell>
              <table:table-cell office:value-type="float" office:value="1128.67">
                <text:p>1128.67</text:p>
              </table:table-cell>
              <table:table-cell office:value-type="float" office:value="1376.9">
                <text:p>1376.9</text:p>
              </table:table-cell>
              <table:table-cell office:value-type="float" office:value="1437.35">
                <text:p>1437.35</text:p>
              </table:table-cell>
              <table:table-cell office:value-type="float" office:value="1438.37">
                <text:p>1438.37</text:p>
              </table:table-cell>
              <table:table-cell office:value-type="float" office:value="1438.37">
                <text:p>1438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830.43">
                <text:p>83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.38">
                <text:p>1438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">
                <text:p>75</text:p>
              </table:table-cell>
              <table:table-cell office:value-type="float" office:value="796.45">
                <text:p>796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.45">
                <text:p>1438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.28">
                <text:p>1438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.5">
                <text:p>143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437" chart:maximum="143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27cm" svg:height="5.924cm" xlink:href=".." xlink:type="simple" chart:class="chart:scatter" chart:style-name="ch1">
        <chart:legend chart:legend-position="end" svg:x="14.248cm" svg:y="1.418cm" style:legend-expansion="high" chart:style-name="ch2"/>
        <chart:plot-area chart:style-name="ch3" table:cell-range-address="'finish-time'.A1:'finish-time'.G15" svg:x="0.395cm" svg:y="0.026cm" svg:width="13.591cm" svg:height="6.078cm">
          <chartooo:coordinate-region svg:x="1.679cm" svg:y="0.225cm" svg:width="12.121cm" svg:height="5.2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ish-time'.B1:'finish-time'.B15" chart:class="chart:scatter">
            <chart:domain table:cell-range-address="'finish-time'.A1:'finish-time'.A15"/>
            <chart:data-point chart:repeated="15"/>
          </chart:series>
          <chart:series chart:style-name="ch8" chart:values-cell-range-address="'finish-time'.C1:'finish-time'.C15" chart:class="chart:scatter">
            <chart:data-point chart:repeated="15"/>
          </chart:series>
          <chart:series chart:style-name="ch9" chart:values-cell-range-address="'finish-time'.D1:'finish-time'.D15" chart:class="chart:scatter">
            <chart:data-point chart:repeated="15"/>
          </chart:series>
          <chart:series chart:style-name="ch10" chart:values-cell-range-address="'finish-time'.E1:'finish-time'.E15" chart:class="chart:scatter">
            <chart:data-point chart:repeated="15"/>
          </chart:series>
          <chart:series chart:style-name="ch11" chart:values-cell-range-address="'finish-time'.F1:'finish-time'.F15" chart:class="chart:scatter">
            <chart:data-point chart:repeated="15"/>
          </chart:series>
          <chart:series chart:style-name="ch12" chart:values-cell-range-address="'finish-time'.G1:'finish-time'.G15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nish-time'.A1:'finish-time'.A15</svg:desc>
                </draw:g>
              </table:table-cell>
              <table:table-cell office:value-type="float" office:value="25">
                <text:p>25</text:p>
                <draw:g>
                  <svg:desc>'finish-time'.B1:'finish-time'.B15</svg:desc>
                </draw:g>
              </table:table-cell>
              <table:table-cell office:value-type="float" office:value="30">
                <text:p>30</text:p>
                <draw:g>
                  <svg:desc>'finish-time'.C1:'finish-time'.C15</svg:desc>
                </draw:g>
              </table:table-cell>
              <table:table-cell office:value-type="float" office:value="35">
                <text:p>35</text:p>
                <draw:g>
                  <svg:desc>'finish-time'.D1:'finish-time'.D15</svg:desc>
                </draw:g>
              </table:table-cell>
              <table:table-cell office:value-type="float" office:value="40">
                <text:p>40</text:p>
                <draw:g>
                  <svg:desc>'finish-time'.E1:'finish-time'.E15</svg:desc>
                </draw:g>
              </table:table-cell>
              <table:table-cell office:value-type="float" office:value="45">
                <text:p>45</text:p>
                <draw:g>
                  <svg:desc>'finish-time'.F1:'finish-time'.F15</svg:desc>
                </draw:g>
              </table:table-cell>
              <table:table-cell office:value-type="float" office:value="50">
                <text:p>50</text:p>
                <draw:g>
                  <svg:desc>'finish-time'.G1:'finish-time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438.26">
                <text:p>1438.26</text:p>
              </table:table-cell>
              <table:table-cell office:value-type="float" office:value="1438.21">
                <text:p>1438.21</text:p>
              </table:table-cell>
              <table:table-cell office:value-type="float" office:value="1438.26">
                <text:p>1438.26</text:p>
              </table:table-cell>
              <table:table-cell office:value-type="float" office:value="1438.41">
                <text:p>1438.41</text:p>
              </table:table-cell>
              <table:table-cell office:value-type="float" office:value="1438.46">
                <text:p>1438.46</text:p>
              </table:table-cell>
              <table:table-cell office:value-type="float" office:value="1438.6">
                <text:p>1438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438.46">
                <text:p>1438.46</text:p>
              </table:table-cell>
              <table:table-cell office:value-type="float" office:value="1438.22">
                <text:p>1438.22</text:p>
              </table:table-cell>
              <table:table-cell office:value-type="float" office:value="1438.2">
                <text:p>1438.2</text:p>
              </table:table-cell>
              <table:table-cell office:value-type="float" office:value="1438.3">
                <text:p>1438.3</text:p>
              </table:table-cell>
              <table:table-cell office:value-type="float" office:value="1438.42">
                <text:p>1438.42</text:p>
              </table:table-cell>
              <table:table-cell office:value-type="float" office:value="1438.5">
                <text:p>143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33.69">
                <text:p>1433.69</text:p>
              </table:table-cell>
              <table:table-cell office:value-type="float" office:value="1438.38">
                <text:p>1438.38</text:p>
              </table:table-cell>
              <table:table-cell office:value-type="float" office:value="1438.25">
                <text:p>1438.25</text:p>
              </table:table-cell>
              <table:table-cell office:value-type="float" office:value="1438.18">
                <text:p>1438.18</text:p>
              </table:table-cell>
              <table:table-cell office:value-type="float" office:value="1438.38">
                <text:p>1438.38</text:p>
              </table:table-cell>
              <table:table-cell office:value-type="float" office:value="1438.53">
                <text:p>1438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1399.86">
                <text:p>1399.86</text:p>
              </table:table-cell>
              <table:table-cell office:value-type="float" office:value="1437.91">
                <text:p>1437.91</text:p>
              </table:table-cell>
              <table:table-cell office:value-type="float" office:value="1438.28">
                <text:p>1438.28</text:p>
              </table:table-cell>
              <table:table-cell office:value-type="float" office:value="1438.22">
                <text:p>1438.22</text:p>
              </table:table-cell>
              <table:table-cell office:value-type="float" office:value="1438.24">
                <text:p>1438.24</text:p>
              </table:table-cell>
              <table:table-cell office:value-type="float" office:value="1438.44">
                <text:p>1438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309.11">
                <text:p>1309.11</text:p>
              </table:table-cell>
              <table:table-cell office:value-type="float" office:value="1431.02">
                <text:p>1431.02</text:p>
              </table:table-cell>
              <table:table-cell office:value-type="float" office:value="1438.34">
                <text:p>1438.34</text:p>
              </table:table-cell>
              <table:table-cell office:value-type="float" office:value="1438.31">
                <text:p>1438.31</text:p>
              </table:table-cell>
              <table:table-cell office:value-type="float" office:value="1438.25">
                <text:p>1438.25</text:p>
              </table:table-cell>
              <table:table-cell office:value-type="float" office:value="1438.44">
                <text:p>1438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1212.93">
                <text:p>1212.93</text:p>
              </table:table-cell>
              <table:table-cell office:value-type="float" office:value="1416.34">
                <text:p>1416.34</text:p>
              </table:table-cell>
              <table:table-cell office:value-type="float" office:value="1438.44">
                <text:p>1438.44</text:p>
              </table:table-cell>
              <table:table-cell office:value-type="float" office:value="1438.29">
                <text:p>1438.29</text:p>
              </table:table-cell>
              <table:table-cell office:value-type="float" office:value="1438.27">
                <text:p>1438.27</text:p>
              </table:table-cell>
              <table:table-cell office:value-type="float" office:value="1438.4">
                <text:p>1438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092.13">
                <text:p>1092.13</text:p>
              </table:table-cell>
              <table:table-cell office:value-type="float" office:value="1363.19">
                <text:p>1363.19</text:p>
              </table:table-cell>
              <table:table-cell office:value-type="float" office:value="1436.46">
                <text:p>1436.46</text:p>
              </table:table-cell>
              <table:table-cell office:value-type="float" office:value="1438.43">
                <text:p>1438.43</text:p>
              </table:table-cell>
              <table:table-cell office:value-type="float" office:value="1438.33">
                <text:p>1438.33</text:p>
              </table:table-cell>
              <table:table-cell office:value-type="float" office:value="1438.24">
                <text:p>1438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1032.88">
                <text:p>1032.88</text:p>
              </table:table-cell>
              <table:table-cell office:value-type="float" office:value="1293.87">
                <text:p>1293.87</text:p>
              </table:table-cell>
              <table:table-cell office:value-type="float" office:value="1430.3">
                <text:p>1430.3</text:p>
              </table:table-cell>
              <table:table-cell office:value-type="float" office:value="1438.54">
                <text:p>1438.54</text:p>
              </table:table-cell>
              <table:table-cell office:value-type="float" office:value="1438.41">
                <text:p>1438.41</text:p>
              </table:table-cell>
              <table:table-cell office:value-type="float" office:value="1438.2">
                <text:p>1438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947.34">
                <text:p>947.34</text:p>
              </table:table-cell>
              <table:table-cell office:value-type="float" office:value="1212.61">
                <text:p>1212.61</text:p>
              </table:table-cell>
              <table:table-cell office:value-type="float" office:value="1425.35">
                <text:p>1425.35</text:p>
              </table:table-cell>
              <table:table-cell office:value-type="float" office:value="1438.25">
                <text:p>1438.25</text:p>
              </table:table-cell>
              <table:table-cell office:value-type="float" office:value="1438.47">
                <text:p>1438.47</text:p>
              </table:table-cell>
              <table:table-cell office:value-type="float" office:value="1438.33">
                <text:p>1438.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879.53">
                <text:p>879.53</text:p>
              </table:table-cell>
              <table:table-cell office:value-type="float" office:value="1128.67">
                <text:p>1128.67</text:p>
              </table:table-cell>
              <table:table-cell office:value-type="float" office:value="1376.9">
                <text:p>1376.9</text:p>
              </table:table-cell>
              <table:table-cell office:value-type="float" office:value="1437.35">
                <text:p>1437.35</text:p>
              </table:table-cell>
              <table:table-cell office:value-type="float" office:value="1438.37">
                <text:p>1438.37</text:p>
              </table:table-cell>
              <table:table-cell office:value-type="float" office:value="1438.37">
                <text:p>1438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830.43">
                <text:p>83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.38">
                <text:p>1438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796.45">
                <text:p>796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.45">
                <text:p>1438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.28">
                <text:p>1438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8.5">
                <text:p>1438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3.215cm" xlink:href=".." xlink:type="simple" chart:class="chart:scatter" chart:style-name="ch1">
        <chart:legend chart:legend-position="end" svg:x="13.12cm" svg:y="0.063cm" style:legend-expansion="high" chart:style-name="ch2"/>
        <chart:plot-area chart:style-name="ch3" table:cell-range-address="'exceed-time'.A1:'exceed-time'.G15" svg:x="0.319cm" svg:y="0.064cm" svg:width="12.482cm" svg:height="3.087cm">
          <chartooo:coordinate-region svg:x="1.231cm" svg:y="0.263cm" svg:width="11.382cm" svg:height="2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xceed-time'.B1:'exceed-time'.B15" chart:class="chart:scatter">
            <chart:domain table:cell-range-address="'exceed-time'.A1:'exceed-time'.A15"/>
            <chart:data-point chart:repeated="15"/>
          </chart:series>
          <chart:series chart:style-name="ch8" chart:values-cell-range-address="'exceed-time'.C1:'exceed-time'.C15" chart:class="chart:scatter">
            <chart:data-point chart:repeated="15"/>
          </chart:series>
          <chart:series chart:style-name="ch9" chart:values-cell-range-address="'exceed-time'.D1:'exceed-time'.D15" chart:class="chart:scatter">
            <chart:data-point chart:repeated="15"/>
          </chart:series>
          <chart:series chart:style-name="ch10" chart:values-cell-range-address="'exceed-time'.E1:'exceed-time'.E15" chart:class="chart:scatter">
            <chart:data-point chart:repeated="15"/>
          </chart:series>
          <chart:series chart:style-name="ch11" chart:values-cell-range-address="'exceed-time'.F1:'exceed-time'.F15" chart:class="chart:scatter">
            <chart:data-point chart:repeated="15"/>
          </chart:series>
          <chart:series chart:style-name="ch12" chart:values-cell-range-address="'exceed-time'.G1:'exceed-time'.G15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exceed-time'.A1:'exceed-time'.A15</svg:desc>
                </draw:g>
              </table:table-cell>
              <table:table-cell office:value-type="float" office:value="25">
                <text:p>25</text:p>
                <draw:g>
                  <svg:desc>'exceed-time'.B1:'exceed-time'.B15</svg:desc>
                </draw:g>
              </table:table-cell>
              <table:table-cell office:value-type="float" office:value="30">
                <text:p>30</text:p>
                <draw:g>
                  <svg:desc>'exceed-time'.C1:'exceed-time'.C15</svg:desc>
                </draw:g>
              </table:table-cell>
              <table:table-cell office:value-type="float" office:value="35">
                <text:p>35</text:p>
                <draw:g>
                  <svg:desc>'exceed-time'.D1:'exceed-time'.D15</svg:desc>
                </draw:g>
              </table:table-cell>
              <table:table-cell office:value-type="float" office:value="40">
                <text:p>40</text:p>
                <draw:g>
                  <svg:desc>'exceed-time'.E1:'exceed-time'.E15</svg:desc>
                </draw:g>
              </table:table-cell>
              <table:table-cell office:value-type="float" office:value="45">
                <text:p>45</text:p>
                <draw:g>
                  <svg:desc>'exceed-time'.F1:'exceed-time'.F15</svg:desc>
                </draw:g>
              </table:table-cell>
              <table:table-cell office:value-type="float" office:value="50">
                <text:p>50</text:p>
                <draw:g>
                  <svg:desc>'exceed-time'.G1:'exceed-time'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2">
                <text:p>0.22</text:p>
              </table:table-cell>
              <table:table-cell office:value-type="float" office:value="0.38">
                <text:p>0.38</text:p>
              </table:table-cell>
              <table:table-cell office:value-type="float" office:value="0.49">
                <text:p>0.49</text:p>
              </table:table-cell>
              <table:table-cell office:value-type="float" office:value="0.59">
                <text:p>0.59</text:p>
              </table:table-cell>
              <table:table-cell office:value-type="float" office:value="0.66">
                <text:p>0.66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129">
                <text:p>0.129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  <table:table-cell office:value-type="float" office:value="0.51">
                <text:p>0.51</text:p>
              </table:table-cell>
              <table:table-cell office:value-type="float" office:value="0.58">
                <text:p>0.5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63">
                <text:p>0.063</text:p>
              </table:table-cell>
              <table:table-cell office:value-type="float" office:value="0.17">
                <text:p>0.17</text:p>
              </table:table-cell>
              <table:table-cell office:value-type="float" office:value="0.31">
                <text:p>0.31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  <table:table-cell office:value-type="float" office:value="0.37">
                <text:p>0.37</text:p>
              </table:table-cell>
              <table:table-cell office:value-type="float" office:value="0.46">
                <text:p>0.4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007">
                <text:p>0.007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  <table:table-cell office:value-type="float" office:value="0.39">
                <text:p>0.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">
                <text:p>45</text:p>
              </table:table-cell>
              <table:table-cell office:value-type="float" office:value="0.00007">
                <text:p>0.00007</text:p>
              </table:table-cell>
              <table:table-cell office:value-type="float" office:value="0.03">
                <text:p>0.03</text:p>
              </table:table-cell>
              <table:table-cell office:value-type="float" office:value="0.12">
                <text:p>0.12</text:p>
              </table:table-cell>
              <table:table-cell office:value-type="float" office:value="0.23">
                <text:p>0.23</text:p>
              </table:table-cell>
              <table:table-cell office:value-type="float" office:value="0.35">
                <text:p>0.3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00003">
                <text:p>0.00003</text:p>
              </table:table-cell>
              <table:table-cell office:value-type="float" office:value="0.02">
                <text:p>0.02</text:p>
              </table:table-cell>
              <table:table-cell office:value-type="float" office:value="0.07">
                <text:p>0.07</text:p>
              </table:table-cell>
              <table:table-cell office:value-type="float" office:value="0.18">
                <text:p>0.18</text:p>
              </table:table-cell>
              <table:table-cell office:value-type="float" office:value="0.29">
                <text:p>0.2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5">
                <text:p>0.05</text:p>
              </table:table-cell>
              <table:table-cell office:value-type="float" office:value="0.13">
                <text:p>0.13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008">
                <text:p>0.0008</text:p>
              </table:table-cell>
              <table:table-cell office:value-type="float" office:value="0.03">
                <text:p>0.03</text:p>
              </table:table-cell>
              <table:table-cell office:value-type="float" office:value="0.09">
                <text:p>0.09</text:p>
              </table:table-cell>
              <table:table-cell office:value-type="float" office:value="0.2">
                <text:p>0.2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00002">
                <text:p>0.00002</text:p>
              </table:table-cell>
              <table:table-cell office:value-type="float" office:value="0.01">
                <text:p>0.01</text:p>
              </table:table-cell>
              <table:table-cell office:value-type="float" office:value="0.07">
                <text:p>0.07</text:p>
              </table:table-cell>
              <table:table-cell office:value-type="float" office:value="0.16">
                <text:p>0.1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">
                <text:p>0.1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